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27.48mm" svg:y="265.8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6mm" svg:y="278.39mm">
            <draw:object draw:notify-on-update-of-ranges="Hoja1.B34:Hoja1.B34 Hoja1.B35:Hoja1.B46 Hoja1.C34:Hoja1.C34 Hoja1.C35:Hoja1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63mm" svg:y="139.65mm">
            <draw:object draw:notify-on-update-of-ranges="Hoja1.B17:Hoja1.B17 Hoja1.B18:Hoja1.B29 Hoja1.C17:Hoja1.C17 Hoja1.C18:Hoja1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6.5mm" svg:y="5.05mm">
            <draw:object draw:notify-on-update-of-ranges="Hoja1.B2:Hoja1.B2 Hoja1.B2:Hoja1.B13 Hoja1.C2:Hoja1.C2 Hoja1.C2:Hoja1.C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FILAS LOCAL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Hebras</text:p>
          </table:table-cell>
          <table:table-cell office:value-type="string" calcext:value-type="string">
            <text:p>Tamaño 30000</text:p>
          </table:table-cell>
          <table:table-cell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485576399</text:p>
          </table:table-cell>
          <table:table-cell office:value-type="string" calcext:value-type="string">
            <text:p>0.3702720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785878909</text:p>
          </table:table-cell>
          <table:table-cell office:value-type="string" calcext:value-type="string">
            <text:p>0.1909782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534578991</text:p>
          </table:table-cell>
          <table:table-cell office:value-type="string" calcext:value-type="string">
            <text:p>0.1315714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434392372</text:p>
          </table:table-cell>
          <table:table-cell office:value-type="string" calcext:value-type="string">
            <text:p>0.1072569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407551516</text:p>
          </table:table-cell>
          <table:table-cell office:value-type="string" calcext:value-type="string">
            <text:p>0.1050285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376822791</text:p>
          </table:table-cell>
          <table:table-cell office:value-type="string" calcext:value-type="string">
            <text:p>0.0995763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347345816</text:p>
          </table:table-cell>
          <table:table-cell office:value-type="string" calcext:value-type="string">
            <text:p>0.0921667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339597641</text:p>
          </table:table-cell>
          <table:table-cell office:value-type="string" calcext:value-type="string">
            <text:p>0.09220339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10759934" calcext:value-type="float">
            <text:p>1,010759934</text:p>
          </table:table-cell>
          <table:table-cell table:style-name="ce3" office:value-type="float" office:value="0.0783411" calcext:value-type="float">
            <text:p>0,078341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167183398" calcext:value-type="float">
            <text:p>1,167183398</text:p>
          </table:table-cell>
          <table:table-cell table:style-name="ce3" office:value-type="float" office:value="0.084720099" calcext:value-type="float">
            <text:p>0,08472009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.49216726" calcext:value-type="float">
            <text:p>1,49216726</text:p>
          </table:table-cell>
          <table:table-cell table:style-name="ce3" office:value-type="float" office:value="0.083414653" calcext:value-type="float">
            <text:p>0,083414653</text:p>
          </table:table-cell>
        </table:table-row>
        <table:table-row table:style-name="ro3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OLUMNAS LOCAL</text:p>
          </table:table-cell>
          <table:covered-table-cell table:number-columns-repeated="2" table:style-name="Default"/>
        </table:table-row>
        <table:table-row table:style-name="ro2">
          <table:table-cell table:style-name="ce7" office:value-type="string" calcext:value-type="string">
            <text:p>Hebras</text:p>
          </table:table-cell>
          <table:table-cell table:style-name="ce7" office:value-type="string" calcext:value-type="string">
            <text:p>Tamaño 30000</text:p>
          </table:table-cell>
          <table:table-cell table:style-name="ce1"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535096024</text:p>
          </table:table-cell>
          <table:table-cell office:value-type="string" calcext:value-type="string">
            <text:p>0.3824133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821688634</text:p>
          </table:table-cell>
          <table:table-cell office:value-type="string" calcext:value-type="string">
            <text:p>0.2198000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625777589</text:p>
          </table:table-cell>
          <table:table-cell office:value-type="string" calcext:value-type="string">
            <text:p>0.1846015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65926197</text:p>
          </table:table-cell>
          <table:table-cell office:value-type="string" calcext:value-type="string">
            <text:p>0.1829207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583000104</text:p>
          </table:table-cell>
          <table:table-cell office:value-type="string" calcext:value-type="string">
            <text:p>0.1924004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587091721</text:p>
          </table:table-cell>
          <table:table-cell office:value-type="string" calcext:value-type="string">
            <text:p>0.2019681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604705890</text:p>
          </table:table-cell>
          <table:table-cell office:value-type="string" calcext:value-type="string">
            <text:p>0.2232009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708411463</text:p>
          </table:table-cell>
          <table:table-cell office:value-type="string" calcext:value-type="string">
            <text:p>0.376962094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.191943849" calcext:value-type="float">
            <text:p>4,191943849</text:p>
          </table:table-cell>
          <table:table-cell table:style-name="ce3" office:value-type="float" office:value="0.218790251" calcext:value-type="float">
            <text:p>0,218790251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340795647" calcext:value-type="float">
            <text:p>4,340795647</text:p>
          </table:table-cell>
          <table:table-cell table:style-name="ce3" office:value-type="float" office:value="0.233664199" calcext:value-type="float">
            <text:p>0,233664199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826995498" calcext:value-type="float">
            <text:p>4,826995498</text:p>
          </table:table-cell>
          <table:table-cell table:style-name="ce3" office:value-type="float" office:value="0.241837089" calcext:value-type="float">
            <text:p>0,241837089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412253249" calcext:value-type="float">
            <text:p>4,412253249</text:p>
          </table:table-cell>
          <table:table-cell table:style-name="ce3" office:value-type="float" office:value="0.25531487" calcext:value-type="float">
            <text:p>0,25531487</text:p>
          </table:table-cell>
        </table:table-row>
        <table:table-row table:style-name="ro3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DUCTION LOCAL</text:p>
          </table:table-cell>
          <table:covered-table-cell table:number-columns-repeated="2" table:style-name="Default"/>
        </table:table-row>
        <table:table-row table:style-name="ro2">
          <table:table-cell table:style-name="ce7" office:value-type="string" calcext:value-type="string">
            <text:p>Hebras</text:p>
          </table:table-cell>
          <table:table-cell table:style-name="ce7" office:value-type="string" calcext:value-type="string">
            <text:p>Tamaño 30000</text:p>
          </table:table-cell>
          <table:table-cell table:style-name="ce1"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493607898" calcext:value-type="float">
            <text:p>1,493607898</text:p>
          </table:table-cell>
          <table:table-cell office:value-type="float" office:value="0.36735698" calcext:value-type="float">
            <text:p>0,367356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89514398" calcext:value-type="float">
            <text:p>0,789514398</text:p>
          </table:table-cell>
          <table:table-cell office:value-type="float" office:value="0.205467996" calcext:value-type="float">
            <text:p>0,2054679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55049999" calcext:value-type="float">
            <text:p>0,555049999</text:p>
          </table:table-cell>
          <table:table-cell office:value-type="float" office:value="0.155382286" calcext:value-type="float">
            <text:p>0,1553822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67963813" calcext:value-type="float">
            <text:p>0,467963813</text:p>
          </table:table-cell>
          <table:table-cell office:value-type="float" office:value="0.135957072" calcext:value-type="float">
            <text:p>0,1359570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74619406" calcext:value-type="float">
            <text:p>0,474619406</text:p>
          </table:table-cell>
          <table:table-cell office:value-type="float" office:value="0.139341915" calcext:value-type="float">
            <text:p>0,1393419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46742206" calcext:value-type="float">
            <text:p>0,446742206</text:p>
          </table:table-cell>
          <table:table-cell office:value-type="float" office:value="0.142157193" calcext:value-type="float">
            <text:p>0,14215719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43722923" calcext:value-type="float">
            <text:p>0,443722923</text:p>
          </table:table-cell>
          <table:table-cell office:value-type="float" office:value="0.155302536" calcext:value-type="float">
            <text:p>0,1553025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83743176" calcext:value-type="float">
            <text:p>0,683743176</text:p>
          </table:table-cell>
          <table:table-cell office:value-type="float" office:value="0.218992996" calcext:value-type="float">
            <text:p>0,218992996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.803895033" calcext:value-type="float">
            <text:p>3,803895033</text:p>
          </table:table-cell>
          <table:table-cell table:style-name="ce3" office:value-type="float" office:value="0.157387529" calcext:value-type="float">
            <text:p>0,157387529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871589255" calcext:value-type="float">
            <text:p>3,871589255</text:p>
          </table:table-cell>
          <table:table-cell table:style-name="ce3" office:value-type="float" office:value="0.159120859" calcext:value-type="float">
            <text:p>0,159120859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926360353" calcext:value-type="float">
            <text:p>3,926360353</text:p>
          </table:table-cell>
          <table:table-cell table:style-name="ce3" office:value-type="float" office:value="0.174705089" calcext:value-type="float">
            <text:p>0,174705089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411692152" calcext:value-type="float">
            <text:p>4,411692152</text:p>
          </table:table-cell>
          <table:table-cell table:style-name="ce3" office:value-type="float" office:value="0.173980182" calcext:value-type="float">
            <text:p>0,173980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20:20:47.9373298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9:50:08.627259332</meta:creation-date>
    <dc:date>2018-04-16T20:23:03.871159583</dc:date>
    <meta:editing-duration>PT7M59S</meta:editing-duration>
    <meta:editing-cycles>2</meta:editing-cycles>
    <meta:generator>LibreOffice/6.0.3.2$Linux_X86_64 LibreOffice_project/00m0$Build-2</meta:generator>
    <meta:document-statistic meta:table-count="1" meta:cell-count="1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eduction Mi PC</text:p>
        </chart:title>
        <chart:legend chart:legend-position="end" svg:x="12.381cm" svg:y="3.952cm" style:legend-expansion="high" chart:style-name="ch3"/>
        <chart:plot-area chart:style-name="ch4" table:cell-range-address="Hoja1.B34:Hoja1.C46" chart:data-source-has-labels="row" svg:x="1.331cm" svg:y="1.275cm" svg:width="10.73cm" svg:height="6.564cm">
          <chartooo:coordinate-region svg:x="2.058cm" svg:y="1.474cm" svg:width="9.816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35:Hoja1.B46" chart:label-cell-address="Hoja1.B34:Hoja1.B34" chart:class="chart:line">
            <chart:data-point chart:repeated="12"/>
          </chart:series>
          <chart:series chart:style-name="ch10" chart:values-cell-range-address="Hoja1.C35:Hoja1.C46" chart:label-cell-address="Hoja1.C34:Hoja1.C34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30000</text:p>
                <draw:g>
                  <svg:desc>Hoja1.B34:Hoja1.B34</svg:desc>
                </draw:g>
              </table:table-cell>
              <table:table-cell office:value-type="string">
                <text:p>Tamaño 15000</text:p>
                <draw:g>
                  <svg:desc>Hoja1.C34:Hoja1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93607898">
                <text:p>1.493607898</text:p>
                <draw:g>
                  <svg:desc>Hoja1.B35:Hoja1.B46</svg:desc>
                </draw:g>
              </table:table-cell>
              <table:table-cell office:value-type="float" office:value="0.36735698">
                <text:p>0.36735698</text:p>
                <draw:g>
                  <svg:desc>Hoja1.C35:Hoja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9514398">
                <text:p>0.789514398</text:p>
              </table:table-cell>
              <table:table-cell office:value-type="float" office:value="0.205467996">
                <text:p>0.205467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5049999">
                <text:p>0.555049999</text:p>
              </table:table-cell>
              <table:table-cell office:value-type="float" office:value="0.155382286">
                <text:p>0.155382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7963813">
                <text:p>0.467963813</text:p>
              </table:table-cell>
              <table:table-cell office:value-type="float" office:value="0.135957072">
                <text:p>0.13595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619406">
                <text:p>0.474619406</text:p>
              </table:table-cell>
              <table:table-cell office:value-type="float" office:value="0.139341915">
                <text:p>0.1393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742206">
                <text:p>0.446742206</text:p>
              </table:table-cell>
              <table:table-cell office:value-type="float" office:value="0.142157193">
                <text:p>0.142157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3722923">
                <text:p>0.443722923</text:p>
              </table:table-cell>
              <table:table-cell office:value-type="float" office:value="0.155302536">
                <text:p>0.155302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3743176">
                <text:p>0.683743176</text:p>
              </table:table-cell>
              <table:table-cell office:value-type="float" office:value="0.218992996">
                <text:p>0.218992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3895033">
                <text:p>3.803895033</text:p>
              </table:table-cell>
              <table:table-cell office:value-type="float" office:value="0.157387529">
                <text:p>0.157387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71589255">
                <text:p>3.871589255</text:p>
              </table:table-cell>
              <table:table-cell office:value-type="float" office:value="0.159120859">
                <text:p>0.159120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26360353">
                <text:p>3.926360353</text:p>
              </table:table-cell>
              <table:table-cell office:value-type="float" office:value="0.174705089">
                <text:p>0.174705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1692152">
                <text:p>4.411692152</text:p>
              </table:table-cell>
              <table:table-cell office:value-type="float" office:value="0.173980182">
                <text:p>0.173980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Columnas Mi PC</text:p>
        </chart:title>
        <chart:legend chart:legend-position="end" svg:x="12.381cm" svg:y="3.952cm" style:legend-expansion="high" chart:style-name="ch3"/>
        <chart:plot-area chart:style-name="ch4" table:cell-range-address="Hoja1.B17:Hoja1.C29" chart:data-source-has-labels="row" svg:x="1.331cm" svg:y="1.275cm" svg:width="10.73cm" svg:height="6.564cm">
          <chartooo:coordinate-region svg:x="1.767cm" svg:y="1.474cm" svg:width="10.107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18:Hoja1.B29" chart:label-cell-address="Hoja1.B17:Hoja1.B17" chart:class="chart:line">
            <chart:data-point chart:repeated="12"/>
          </chart:series>
          <chart:series chart:style-name="ch10" chart:values-cell-range-address="Hoja1.C18:Hoja1.C29" chart:label-cell-address="Hoja1.C17:Hoja1.C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30000</text:p>
                <draw:g>
                  <svg:desc>Hoja1.B17:Hoja1.B17</svg:desc>
                </draw:g>
              </table:table-cell>
              <table:table-cell office:value-type="string">
                <text:p>Tamaño 15000</text:p>
                <draw:g>
                  <svg:desc>Hoja1.C17:Hoja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B18:Hoja1.B29</svg:desc>
                </draw:g>
              </table:table-cell>
              <table:table-cell office:value-type="float" office:value="NaN">
                <text:p>NaN</text:p>
                <draw:g>
                  <svg:desc>Hoja1.C18:Hoja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91943849">
                <text:p>4.191943849</text:p>
              </table:table-cell>
              <table:table-cell office:value-type="float" office:value="0.218790251">
                <text:p>0.218790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0795647">
                <text:p>4.340795647</text:p>
              </table:table-cell>
              <table:table-cell office:value-type="float" office:value="0.233664199">
                <text:p>0.233664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26995498">
                <text:p>4.826995498</text:p>
              </table:table-cell>
              <table:table-cell office:value-type="float" office:value="0.241837089">
                <text:p>0.241837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2253249">
                <text:p>4.412253249</text:p>
              </table:table-cell>
              <table:table-cell office:value-type="float" office:value="0.25531487">
                <text:p>0.25531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Filas Mi PC</text:p>
        </chart:title>
        <chart:legend chart:legend-position="end" svg:x="12.381cm" svg:y="3.952cm" style:legend-expansion="high" chart:style-name="ch3"/>
        <chart:plot-area chart:style-name="ch4" table:cell-range-address="Hoja1.B2:Hoja1.C13" chart:data-source-has-labels="row" svg:x="1.331cm" svg:y="1.275cm" svg:width="10.73cm" svg:height="6.564cm">
          <chartooo:coordinate-region svg:x="2.058cm" svg:y="1.474cm" svg:width="9.816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13" chart:label-cell-address="Hoja1.B2:Hoja1.B2" chart:class="chart:line">
            <chart:data-point chart:repeated="12"/>
          </chart:series>
          <chart:series chart:style-name="ch10" chart:values-cell-range-address="Hoja1.C2:Hoja1.C13" chart:label-cell-address="Hoja1.C2:Hoja1.C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30000</text:p>
                <draw:g>
                  <svg:desc>Hoja1.B2:Hoja1.B2</svg:desc>
                </draw:g>
              </table:table-cell>
              <table:table-cell office:value-type="string">
                <text:p>Tamaño 15000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B2:Hoja1.B13</svg:desc>
                </draw:g>
              </table:table-cell>
              <table:table-cell office:value-type="float" office:value="NaN">
                <text:p>NaN</text:p>
                <draw:g>
                  <svg:desc>Hoja1.C2:Hoja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0759934">
                <text:p>1.010759934</text:p>
              </table:table-cell>
              <table:table-cell office:value-type="float" office:value="0.0783411">
                <text:p>0.0783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7183398">
                <text:p>1.167183398</text:p>
              </table:table-cell>
              <table:table-cell office:value-type="float" office:value="0.084720099">
                <text:p>0.08472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216726">
                <text:p>1.49216726</text:p>
              </table:table-cell>
              <table:table-cell office:value-type="float" office:value="0.083414653">
                <text:p>0.0834146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